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27F6424466DC5CC8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88cm, 5.811cm, 7.387cm, 4.616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17cm" svg:height="23.739cm" svg:x="1.092cm" svg:y="2.491cm">
          <draw:image xlink:href="Pictures/10000000000005E8000007E027F6424466DC5CC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2-01T16:26:44.171848304</dc:date>
    <meta:editing-duration>PT3M34S</meta:editing-duration>
    <meta:editing-cycles>6</meta:editing-cycles>
    <meta:generator>LibreOffice/7.6.3.2$MacOSX_AARCH64 LibreOffice_project/29d686fea9f6705b262d369fede658f824154cc0</meta:generator>
    <meta:document-statistic meta:object-count="1"/>
  </office:meta>
</office:document-meta>
</file>